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3c2e" officeooo:paragraph-rsid="00043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my testing strategy I made a program in MARS that implemented all of the operations that were not yet covered in the given test, and I made sure these operations were printing correctly and computing the correct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0:54:06.381698768</meta:creation-date>
    <dc:date>2020-03-09T20:55:00.067193480</dc:date>
    <meta:editing-duration>PT55S</meta:editing-duration>
    <meta:editing-cycles>1</meta:editing-cycles>
    <meta:document-statistic meta:table-count="0" meta:image-count="0" meta:object-count="0" meta:page-count="1" meta:paragraph-count="1" meta:word-count="39" meta:character-count="223" meta:non-whitespace-character-count="185"/>
    <meta:generator>LibreOffice/5.1.6.2$Linux_X86_64 LibreOffice_project/10m0$Build-2</meta:generator>
  </office:meta>
</office:document-meta>
</file>